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e0127"/>
    </style:style>
    <style:style style:name="P2" style:family="paragraph" style:parent-style-name="Standard">
      <style:text-properties officeooo:rsid="001e0127" officeooo:paragraph-rsid="001e0127"/>
    </style:style>
    <style:style style:name="P3" style:family="paragraph" style:parent-style-name="Standard" style:list-style-name="L5">
      <style:text-properties officeooo:rsid="001e0127" officeooo:paragraph-rsid="001e0127"/>
    </style:style>
    <style:style style:name="P4" style:family="paragraph" style:parent-style-name="Standard" style:list-style-name="L4">
      <style:text-properties officeooo:rsid="001e0127" officeooo:paragraph-rsid="001e0127"/>
    </style:style>
    <style:style style:name="P5" style:family="paragraph" style:parent-style-name="Standard" style:list-style-name="L4">
      <style:text-properties officeooo:paragraph-rsid="001e0127"/>
    </style:style>
    <style:style style:name="P6" style:family="paragraph" style:parent-style-name="Standard" style:list-style-name="L5">
      <style:text-properties officeooo:paragraph-rsid="001e0127"/>
    </style:style>
    <style:style style:name="T1" style:family="text">
      <style:text-properties officeooo:rsid="00173ef2"/>
    </style:style>
    <style:style style:name="T2" style:family="text">
      <style:text-properties officeooo:rsid="001e0127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style:text-underline-style="solid" style:text-underline-width="auto" style:text-underline-color="font-color" officeooo:rsid="001e012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ù personaggi</text:p>
      <text:p text:style-name="P1">Un "personaggio principale"</text:p>
      <text:p text:style-name="P1">Un "antagonista"</text:p>
      <text:p text:style-name="P1">Supporting characters da ambo i lati</text:p>
      <text:p text:style-name="P1"/>
      <text:p text:style-name="P1">Ogni personaggio ha un obiettivo da raggiungere specifico e i personaggi vengono assegnati a caso.</text:p>
      <text:p text:style-name="P1">Si gioca da 2 a <text:span text:style-name="T1">8</text:span>. Se si è solo in due si deve per forza scegliere il protagonista e l'antagonista. <text:span text:style-name="T3">Se si è in di più, si creano effettivamente delle faide</text:span><text:span text:style-name="T4"> </text:span><text:span text:style-name="T5">(che cazzo stavo a pensà??)</text:span>. <text:span text:style-name="T2">Chiunque può essere l’assassino, perciò è un ruolo “bonus”.</text:span></text:p>
      <text:p text:style-name="P1"/>
      <text:p text:style-name="P1"/>
      <text:p text:style-name="P2">Giocatori: da 2 a 9.</text:p>
      <text:p text:style-name="P2">Livello: Medio-Alto</text:p>
      <text:p text:style-name="P2">Tempo stimato: Dalle due alle tre ore – consigliabile l’uso di una clessidra per gestire i tempi in caso di partite con molti giocatori.</text:p>
      <text:p text:style-name="P2">Ruoli: Il Pastore – Il Cavaliere – Il Becchino – Il Medico – L’Orologiaio – La Governante – La Padrona di Casa – Il Padrone di Casa – Il Tutore dei figli – Il Maggiordomo – Il Tutore della Legge - L’Assassino* – Marionettista**</text:p>
      <text:p text:style-name="P2">NPC: Giardiniere – Cuoca – Il Fratello della Padrona di Casa – L’Amante del Padrone di Casa – Il Diplomatico – Il Chierichietto </text:p>
      <text:p text:style-name="P2"/>
      <text:p text:style-name="P2"/>
      <text:list xml:id="list1375298415" text:style-name="L4">
        <text:list-item>
          <text:p text:style-name="P5"><text:span text:style-name="T2">Prima uccisione: il Marionettista posiziona una carta dal mazzo delle Morti NPC al centro del tavolo. Questa carta parla di un NPC e di come sia morto. I Personaggi giocanti hanno relazioni specifiche con l’NPC e capacità di azione in base al loro ruolo. Per esempio, il Medico può determinare la causa della morte. Ciò che possono fare in questo turno è:</text:span></text:p>
        </text:list-item>
      </text:list>
      <text:list text:style-name="L5">
        <text:list-item>
          <text:p text:style-name="P3">Cercare di determinare la causa della morte;</text:p>
        </text:list-item>
        <text:list-item>
          <text:p text:style-name="P3">Indovinare l’Assassino in base agli indizi e agli alibi;</text:p>
        </text:list-item>
        <text:list-item>
          <text:p text:style-name="P3">Cercare indizi;</text:p>
        </text:list-item>
        <text:list-item>
          <text:p text:style-name="P6"><text:span text:style-name="T2">Interrogare Testimoni;</text:span></text:p>
        </text:list-item>
        <text:list-item>
          <text:p text:style-name="P6"><text:span text:style-name="T2">Usare le proprie abilità speciali.</text:span></text:p>
        </text:list-item>
      </text:list>
      <text:p text:style-name="P1"><text:s text:c="9"/></text:p>
      <text:list text:continue-list="list1375298415" text:style-name="L4">
        <text:list-item>
          <text:p text:style-name="P4">Secondo turno: Il Marionettista seleziona una carta “Morti PG” e la posiziona sul tavolo, nello spazio dedicato alla Morte (simbolo corrispondente dei tarocchi) Questa volta a morire è uno dei giocatori, che però NON smette di giocare. Assume l’identità di Fantasma e deve risolvere il proprio omicidio per trovare pace e passare all’aldilà. I giocatori ancora in vita possono svolgere le azioni che vogliono come nel turno precedente, ma ora se ne aggiunge un’altra, “ACCUSARE UN ALTRO GIOCATORE”. <text:s/>Per farlo, tuttavia, devono avere prove sufficienti e il Marionettista può sceglier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02:02:50.875000000</meta:creation-date>
    <dc:date>2024-07-12T03:12:42.425000000</dc:date>
    <meta:editing-duration>PT1H9M52S</meta:editing-duration>
    <meta:editing-cycles>1</meta:editing-cycles>
    <meta:document-statistic meta:table-count="0" meta:image-count="0" meta:object-count="0" meta:page-count="1" meta:paragraph-count="19" meta:word-count="339" meta:character-count="2094" meta:non-whitespace-character-count="1751"/>
    <meta:generator>LibreOffice/7.6.2.1$Windows_X86_64 LibreOffice_project/56f7684011345957bbf33a7ee678afaf4d2ba333</meta:generator>
  </office:meta>
</office:document-meta>
</file>